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48" style:family="paragraph" style:parent-style-name="Standard">
      <style:text-properties officeooo:paragraph-rsid="0013202e"/>
    </style:style>
    <style:style style:name="P49" style:family="paragraph" style:parent-style-name="Standard">
      <style:text-properties officeooo:paragraph-rsid="010cb7c2"/>
    </style:style>
    <style:style style:name="P50"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51"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52"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53"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54"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55"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56"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57"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58"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59"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60"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61" style:family="paragraph" style:parent-style-name="Standard">
      <style:paragraph-properties fo:text-align="start" style:justify-single-word="false"/>
      <style:text-properties officeooo:rsid="013dec50" officeooo:paragraph-rsid="013dec50"/>
    </style:style>
    <style:style style:name="P62" style:family="paragraph" style:parent-style-name="Standard">
      <style:paragraph-properties fo:text-align="start" style:justify-single-word="false"/>
      <style:text-properties officeooo:rsid="013dec50" officeooo:paragraph-rsid="013ef02f"/>
    </style:style>
    <style:style style:name="P6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3"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91"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92"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09"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0"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3"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4"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5"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6"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7"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8"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9"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20"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2"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3"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4"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5"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7"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8"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130"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131"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132" style:family="paragraph" style:parent-style-name="Standard">
      <style:paragraph-properties fo:text-align="start" style:justify-single-word="false"/>
      <style:text-properties style:font-name="Noto Sans Mono" fo:font-size="8pt" fo:font-weight="bold" officeooo:rsid="01730961" officeooo:paragraph-rsid="01730961" style:font-size-asian="8pt" style:font-weight-asian="bold" style:font-size-complex="8pt" style:font-weight-complex="bold"/>
    </style:style>
    <style:style style:name="P133"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134"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135" style:family="paragraph" style:parent-style-name="Standard">
      <style:paragraph-properties fo:text-align="center"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136" style:family="paragraph" style:parent-style-name="Standard">
      <style:paragraph-properties fo:text-align="start" style:justify-single-word="false"/>
      <style:text-properties style:font-name="Noto Sans Mono" fo:font-size="8pt" fo:font-weight="bold" officeooo:rsid="017bb3db" officeooo:paragraph-rsid="017bb3db" style:font-size-asian="8pt" style:font-weight-asian="bold" style:font-size-complex="8pt"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62408d" style:font-weight-asian="normal" style:font-weight-complex="normal"/>
    </style:style>
    <style:style style:name="T80" style:family="text">
      <style:text-properties fo:font-weight="normal" officeooo:rsid="0164fc4e" style:font-weight-asian="normal" style:font-weight-complex="normal"/>
    </style:style>
    <style:style style:name="T81" style:family="text">
      <style:text-properties fo:font-weight="normal" officeooo:rsid="0165fd8b" style:font-weight-asian="normal" style:font-weight-complex="normal"/>
    </style:style>
    <style:style style:name="T82" style:family="text">
      <style:text-properties fo:font-weight="normal" officeooo:rsid="01675d63" style:font-weight-asian="normal" style:font-weight-complex="normal"/>
    </style:style>
    <style:style style:name="T83" style:family="text">
      <style:text-properties fo:font-weight="normal" officeooo:rsid="0167b6b0" style:font-weight-asian="normal" style:font-weight-complex="normal"/>
    </style:style>
    <style:style style:name="T84" style:family="text">
      <style:text-properties fo:font-weight="normal" officeooo:rsid="0168e042" style:font-weight-asian="normal" style:font-weight-complex="normal"/>
    </style:style>
    <style:style style:name="T85" style:family="text">
      <style:text-properties fo:font-weight="normal" officeooo:rsid="016a016c" style:font-weight-asian="normal" style:font-weight-complex="normal"/>
    </style:style>
    <style:style style:name="T86" style:family="text">
      <style:text-properties fo:font-weight="normal" officeooo:rsid="016e6698" style:font-weight-asian="normal" style:font-weight-complex="normal"/>
    </style:style>
    <style:style style:name="T87" style:family="text">
      <style:text-properties fo:font-weight="normal" officeooo:rsid="016fa57d" style:font-weight-asian="normal" style:font-weight-complex="normal"/>
    </style:style>
    <style:style style:name="T88" style:family="text">
      <style:text-properties fo:font-weight="normal" officeooo:rsid="0173b0c9" style:font-weight-asian="normal" style:font-weight-complex="normal"/>
    </style:style>
    <style:style style:name="T89" style:family="text">
      <style:text-properties fo:font-weight="normal" officeooo:rsid="0174791a" style:font-weight-asian="normal" style:font-weight-complex="normal"/>
    </style:style>
    <style:style style:name="T90" style:family="text">
      <style:text-properties fo:font-weight="normal" officeooo:rsid="01755ece" style:font-weight-asian="normal" style:font-weight-complex="normal"/>
    </style:style>
    <style:style style:name="T91" style:family="text">
      <style:text-properties fo:font-weight="normal" officeooo:rsid="0177978f" style:font-weight-asian="normal" style:font-weight-complex="normal"/>
    </style:style>
    <style:style style:name="T92" style:family="text">
      <style:text-properties fo:font-weight="normal" officeooo:rsid="017865ea" style:font-weight-asian="normal" style:font-weight-complex="normal"/>
    </style:style>
    <style:style style:name="T93" style:family="text">
      <style:text-properties fo:font-weight="normal" officeooo:rsid="017a3d80" style:font-weight-asian="normal" style:font-weight-complex="normal"/>
    </style:style>
    <style:style style:name="T94" style:family="text">
      <style:text-properties fo:font-weight="normal" officeooo:rsid="017adb23" style:font-weight-asian="normal" style:font-weight-complex="normal"/>
    </style:style>
    <style:style style:name="T95" style:family="text">
      <style:text-properties fo:font-weight="normal" officeooo:rsid="017c6bdd" style:font-weight-asian="normal" style:font-weight-complex="normal"/>
    </style:style>
    <style:style style:name="T96" style:family="text">
      <style:text-properties fo:font-weight="normal" officeooo:rsid="017d39b9" style:font-weight-asian="normal" style:font-weight-complex="normal"/>
    </style:style>
    <style:style style:name="T97" style:family="text">
      <style:text-properties officeooo:rsid="0147b0a7"/>
    </style:style>
    <style:style style:name="T98" style:family="text">
      <style:text-properties officeooo:rsid="0148ef8e"/>
    </style:style>
    <style:style style:name="T99" style:family="text">
      <style:text-properties fo:font-size="11pt" style:font-size-asian="11pt" style:font-size-complex="11pt"/>
    </style:style>
    <style:style style:name="T100" style:family="text">
      <style:text-properties officeooo:rsid="014beb8e"/>
    </style:style>
    <style:style style:name="T101" style:family="text">
      <style:text-properties officeooo:rsid="014c1a49"/>
    </style:style>
    <style:style style:name="T102" style:family="text">
      <style:text-properties officeooo:rsid="014caf54"/>
    </style:style>
    <style:style style:name="T103" style:family="text">
      <style:text-properties style:text-position="super 58%"/>
    </style:style>
    <style:style style:name="T104" style:family="text">
      <style:text-properties style:text-position="0% 100%"/>
    </style:style>
    <style:style style:name="T105" style:family="text">
      <style:text-properties officeooo:rsid="0171cc7a"/>
    </style:style>
    <style:style style:name="T106" style:family="text">
      <style:text-properties officeooo:rsid="017222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48"><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48"><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48"><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49"><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49"><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50"><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oft-page-break/><text:s text:c="3"/>We walked to the water, saw Neighbor Scott, confirmed Ether Jam for Saturday night, put our feet in the creek, walked down to the other end and back again.</text:p>
      <text:p text:style-name="P19"><text:s text:c="3"/>“Whatchu gonna do now?” I said.</text:p>
      <text:p text:style-name="P50"><text:span text:style-name="T40"><text:s text:c="3"/>Cait said, “We </text:span><text:span text:style-name="T36">could</text:span><text:span text:style-name="T40"> go get an </text:span><text:span text:style-name="T36">iced</text:span><text:span text:style-name="T40"> coffee.”</text:span></text:p>
      <text:p text:style-name="P50"><text:span text:style-name="T40"><text:s text:c="3"/>“</text:span><text:span text:style-name="T41">Oh, you ain’t gwan tell me what to drink, nah.”</text:span></text:p>
      <text:p text:style-name="P50"><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51"><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51"><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52"><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53"><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63"/>
      <text:p text:style-name="P63">. . .</text:p>
      <text:p text:style-name="P64"/>
      <text:p text:style-name="P55"><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54"><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54"><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65"/>
      <text:p text:style-name="P65"/>
      <text:p text:style-name="P67">/ / /</text:p>
      <text:p text:style-name="P68">. . .</text:p>
      <text:p text:style-name="P66"/>
      <text:p text:style-name="P59"><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66"/>
      <text:p text:style-name="P56"><text:span text:style-name="T27">T</text:span><text:span text:style-name="T25">hurs</text:span><text:span text:style-name="T8">, </text:span><text:span text:style-name="T5">Funkatorium</text:span><text:span text:style-name="T8">:</text:span></text:p>
      <text:p text:style-name="P58"><text:span text:style-name="T17"><text:s text:c="3"/>6:00 </text:span><text:span text:style-name="T25">Tina </text:span><text:span text:style-name="T26">&amp;</text:span><text:span text:style-name="T25"> her Pony</text:span></text:p>
      <text:p text:style-name="P69"/>
      <text:p text:style-name="P56"><text:span text:style-name="T25">Fri</text:span><text:span text:style-name="T8">, </text:span><text:span text:style-name="T7">Funkatorium</text:span><text:span text:style-name="T17">:</text:span></text:p>
      <text:p text:style-name="P58"><text:span text:style-name="T8"><text:s text:c="3"/>6:30 </text:span><text:span text:style-name="T25">Hannah Kaminer </text:span><text:span text:style-name="T26">&amp; The Wistfuls</text:span></text:p>
      <text:p text:style-name="P69"/>
      <text:p text:style-name="P56"><text:span text:style-name="T25">Sat</text:span><text:span text:style-name="T8">, </text:span><text:span text:style-name="T7">New Belgium</text:span><text:span text:style-name="T17">:</text:span></text:p>
      <text:p text:style-name="P58"><text:span text:style-name="T8"><text:s text:c="3"/>2:00 </text:span><text:span text:style-name="T25">Dulci</text:span></text:p>
      <text:p text:style-name="P56"><text:span text:style-name="T8"><text:s text:c="3"/>5:00 </text:span><text:span text:style-name="T25">Scott McMicken </text:span><text:span text:style-name="T26">&amp;</text:span><text:span text:style-name="T25"> the EVER-EXPANDING</text:span></text:p>
      <text:p text:style-name="P69"/>
      <text:p text:style-name="P56"><text:span text:style-name="T7">Asheville Music Hall</text:span><text:span text:style-name="T17">:</text:span></text:p>
      <text:p text:style-name="P56"><text:span text:style-name="T8"><text:s text:c="3"/>9:30 </text:span><text:span text:style-name="T25">The Secret B-Sides</text:span></text:p>
      <text:p text:style-name="P70"/>
      <text:p text:style-name="P58"><text:span text:style-name="T25">Sun</text:span><text:span text:style-name="T8">, </text:span><text:span text:style-name="T7">Sovereign Kava</text:span><text:span text:style-name="T17">:</text:span></text:p>
      <text:p text:style-name="P58"><text:span text:style-name="T8"><text:s text:c="3"/></text:span><text:span text:style-name="T17">3:30 </text:span><text:span text:style-name="T26">The Moon &amp; You</text:span></text:p>
      <text:p text:style-name="P86"/>
      <text:p text:style-name="P57"><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71"><text:soft-page-break/></text:p>
      <text:p text:style-name="P72">. . .</text:p>
      <text:p text:style-name="P71"/>
      <text:p text:style-name="P60"><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60"><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60"><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60"><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73"/>
      <text:p text:style-name="P74">. . .</text:p>
      <text:p text:style-name="P75"/>
      <text:p text:style-name="P62"><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76"><text:s text:c="3"/>We drove past what she informed me was the Pingles (I thought it was the Lingles,) and went to the Smingles (which I thought was the Pingles.) When we walked through the automatic doors, she said, “Is it very bright in here?”</text:p>
      <text:p text:style-name="P7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77"><text:s text:c="3"/>She said, “9:15?”</text:p>
      <text:p text:style-name="P77"><text:s text:c="3"/>“You came up with it.”</text:p>
      <text:p text:style-name="P77"><text:s text:c="3"/>“I am a computer… not with a blue screen, but…”</text:p>
      <text:p text:style-name="P77"><text:s text:c="3"/>“Making a puttering sound?”</text:p>
      <text:p text:style-name="P77"><text:s text:c="3"/>“A dialup noise.”</text:p>
      <text:p text:style-name="P61"><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87"><text:soft-page-break/>VII.XII</text:p>
      <text:p text:style-name="P78"/>
      <text:p text:style-name="P7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7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78"><text:s text:c="3"/>I said I was surprised to be enjoying LibreOffice Writer so much, since it was just some app that came with Linux Mint and she said, "Oh, I love Writer! I was using it in 2004 when it was part of OpenOffice!"</text:p>
      <text:p text:style-name="P78"><text:s text:c="3"/>I thought back to 2004, my college days, and said, "Hey, I was using OpenOffice <text:span text:style-name="T53">too</text:span>... on Windows!"</text:p>
      <text:p text:style-name="P78"><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79"/>
      <text:p text:style-name="P79">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79"><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80"><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80"><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80"><text:s text:c="3"/>We drove down Brevard Rd. to the Nissan dealership. She thanked me for the ride and told me to let her know when she could return the favor. "Don't wait until the end to get all your maintenance done," she said.</text:p>
      <text:p text:style-name="P80"><text:s text:c="3"/>I said, "Well, I hope it's not the end! Let me know if you need any help before the show."</text:p>
      <text:p text:style-name="P80"><text:s text:c="3"/>"I'll see you there," she said, probably because I had already announced my excited plans to walk. "And I'll find out if there's a guest list and put you on there."</text:p>
      <text:p text:style-name="P8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80"/>
      <text:p text:style-name="P8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80"/>
      <text:p text:style-name="P80"/>
      <text:p text:style-name="P80"/>
      <text:p text:style-name="P81">/ / /</text:p>
      <text:p text:style-name="P82">. . .</text:p>
      <text:p text:style-name="P80"/>
      <text:p text:style-name="P80">I ate my banana, changed into <text:span text:style-name="T76">one of the</text:span> Moves shirt<text:span text:style-name="T76">s</text:span>, put on my hat and <text:span text:style-name="T76">stuck</text:span> a stem behind my upper lip. I went to the fridge and grabbed <text:span text:style-name="T98">a handful</text:span> of grapes <text:span text:style-name="T76">+</text:span> a plum, left the house and ate everything while walking <text:span text:style-name="T76">Brevard Rd</text:span>.</text:p>
      <text:p text:style-name="P80"><text:s text:c="3"/>I went to a guitar shop, a book store, had a pee at Community and returned someone's Nalgene. I walked down the hill, meditating on “<text:span text:style-name="T99">I</text:span>…” turned right at Hilliard, felt conflicted over which of my two usual ways to go and noticed a tennis tournament <text:span text:style-name="T98">up on the hill</text:span>.</text:p>
      <text:p text:style-name="P80"><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98">Biltmore</text:span>, checked out the beginnings of a market <text:span text:style-name="T98">near Vance Monument </text:span>and turned toward Pritchard.</text:p>
      <text:p text:style-name="P80"><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80"><text:s text:c="3"/>John <text:span text:style-name="T98">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80"/>
      <text:p text:style-name="P81"><text:soft-page-break/>. . .</text:p>
      <text:p text:style-name="P80"/>
      <text:p text:style-name="P8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80"><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80"><text:s text:c="3"/>She escorted me to the green room, where I had two peanut butter cups and an enthusiastic hug from Hannah, <text:span text:style-name="T97">who was wearing</text:span> a beautiful flowing green dress. At five til, I took a seat and then <text:span text:style-name="T97">relocated</text:span> two more times, moving closer to the <text:span text:style-name="T98">stage and the door near the greenroom</text:span>.</text:p>
      <text:p text:style-name="P8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80"/>
      <text:p text:style-name="P81">. . .</text:p>
      <text:p text:style-name="P81"/>
      <text:p text:style-name="P83">I looked over to Hannah’s friends when Nicholas Edward Williams started playing and she wasn’t there, which gave me a good feeling. Sure enough, she came through the side door with a bag of tropical Skittles and sat next to me, disappear<text:span text:style-name="T98">ing</text:span> a couple times as expected but <text:span text:style-name="T98">always</text:span> returning. I wanted so bad to put a hand out for her, but also <text:soft-page-break/>didn’t want <text:span text:style-name="T97">that first moment</text:span> to be in a church, <text:span text:style-name="T97">for her sake</text:span>.</text:p>
      <text:p text:style-name="P83"><text:s text:c="3"/>We loitered and socialized, packed up, walked Jane to her car. Hannah said, “You riding with me?” and I said sure. We were clearly tired. She took Patton Avenue and I said I could just walk home from her house. She said, “Oh, I’m going the wrong way!”</text:p>
      <text:p text:style-name="P83"><text:s text:c="3"/>I helped her load in her guitar and when she complained about me helping too much, I said it was good for her. She said something along the lines of, “Are you trying to reform me in my old years?”</text:p>
      <text:p text:style-name="P83"><text:s text:c="3"/>I said, “I’m trying to change you!”</text:p>
      <text:p text:style-name="P83"><text:s text:c="3"/>We hugged a couple times and I left her house with a heavy heart. I walked up to the Country Club and had an Athletic with Drew, Lyric and Chad, then walked home, sat at my desktop in the dark and wrote in my journal.</text:p>
      <text:p text:style-name="P83"/>
      <text:p text:style-name="P84">. . .</text:p>
      <text:p text:style-name="P85"/>
      <text:p text:style-name="P85">I went to bed around midnight, thinking I needed to either dump emotions onto Hannah or withdrawl myself completely. I slept til 4:30AM and woke in disbelief of how <text:span text:style-name="T100">dark</text:span> it was. I wanted to sleep all day, but couldn’t get started until the sun came up. </text:p>
      <text:p text:style-name="P85"/>
      <text:p text:style-name="P88">VII.XIII</text:p>
      <text:p text:style-name="P90"/>
      <text:p text:style-name="P89"><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90"><text:soft-page-break/></text:p>
      <text:p text:style-name="P89"><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89"><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3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01">I took a poop, laid in bed and immediately texted Hannah, “You sounded beautiful last night and I feel a little rude because you asked me what I was up to this week and I didn't ask you,” and then, “</text:span>Also I like your green dress. . .” <text:span text:style-name="T102">We laughed about the guy who thought it was the same dress from the album cover and my mood changed </text:span><text:span text:style-name="T54">completely</text:span><text:span text:style-name="T57">. I scrolled on my phone and wrote in my journal at 11:35.</text:span></text:p>
      <text:p text:style-name="P91"/>
      <text:p text:style-name="P92">I still plan on being lazy today and am even more excited about it.</text:p>
      <text:p text:style-name="P92"/>
      <text:p text:style-name="P93">/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text:soft-page-break/>. . .</text:p>
      <text:p text:style-name="P94"/>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96"/>
      <text:p text:style-name="P97">VII.XIV</text:p>
      <text:p text:style-name="P98"/>
      <text:p text:style-name="P98">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99"/>
      <text:p text:style-name="P36"><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37"><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37"><text:span text:style-name="T68"><text:s text:c="3"/>I wrote in my journal at 11:45. . .</text:span><text:span text:style-name="T69">I transcribed one of the most traumatizing times of my life, laid in bed, scrolled on my phone, ate a few grapes and wrote in my journal at 12:30.</text:span></text:p>
      <text:p text:style-name="P100"/>
      <text:p text:style-name="P101">. . .</text:p>
      <text:p text:style-name="P101"/>
      <text:p text:style-name="P38"><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2"/>
      <text:p text:style-name="P103">/ / /</text:p>
      <text:p text:style-name="P38"><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38"><text:span text:style-name="T64"><text:s text:c="3"/></text:span><text:span text:style-name="T70">Hannah said, “Cute little toe beans!”</text:span></text:p>
      <text:p text:style-name="P104"/>
      <text:p text:style-name="P105">. . .</text:p>
      <text:p text:style-name="P105"/>
      <text:p text:style-name="P39"><text:span text:style-name="T70">I </text:span><text:span text:style-name="T64">got blazed and was typing up a storm when Hannah texted me, “Just went to guitar Center and guess who I met!”</text:span></text:p>
      <text:p text:style-name="P106"><text:s text:c="3"/>I said, “Charming Wyndham!”</text:p>
      <text:p text:style-name="P106"><text:s text:c="3"/>“Sort of charming,” she said. “Did I miss something? I mean, he was nice and everything!”</text:p>
      <text:p text:style-name="P39"><text:span text:style-name="T64"><text:s text:c="3"/></text:span><text:span text:style-name="T71">I started to realize I was high and didn’t want to come across as mean. I said, “</text:span><text:span text:style-name="T64">Haha I'm just trying to be cute. What'd you get from GC?”</text:span></text:p>
      <text:p text:style-name="P106"/>
      <text:p text:style-name="P40"><text:span text:style-name="T64">“</text:span><text:span text:style-name="T55">Some cables that have a lifetime </text:span></text:p>
      <text:p text:style-name="P108">guarantee. We shall see if this </text:p>
      <text:p text:style-name="P108">helps with my guitar being crackly.</text:p>
      <text:p text:style-name="P108"/>
      <text:p text:style-name="P108">I think it might also be that my </text:p>
      <text:p text:style-name="P108">guitar needs some attention</text:p>
      <text:p text:style-name="P108"/>
      <text:p text:style-name="P111">A wise friend once told me not to save all the routine maintenance for the end</text:p>
      <text:p text:style-name="P111"/>
      <text:p text:style-name="P46"><text:span text:style-name="T77">I'm glad y'all figured out that you knew each other and be</text:span><text:span text:style-name="T79">t</text:span><text:span text:style-name="T77"> that was fun</text:span></text:p>
      <text:p text:style-name="P109"><text:soft-page-break/></text:p>
      <text:p text:style-name="P108">It was definitely better than </text:p>
      <text:p text:style-name="P108">being hassled by the guitar </text:p>
      <text:p text:style-name="P108">Center people. A friendly </text:p>
      <text:p text:style-name="P108">face is nice.</text:p>
      <text:p text:style-name="P112">Oh and I was just reading about the day I met him in my journal</text:p>
      <text:p text:style-name="P110">Did something happen </text:p>
      <text:p text:style-name="P110">when you met him?</text:p>
      <text:p text:style-name="P111">All I wrote was, "I had the best time playing on the bus w/ Wyndham."</text:p>
      <text:p text:style-name="P109">Awwww!!!</text:p>
      <text:p text:style-name="P109">A meet cute!</text:p>
      <text:p text:style-name="P113">see i tell ya he's a charmer</text:p>
      <text:p text:style-name="P109"/>
      <text:p text:style-name="P109">I still don't know why but that's cool!</text:p>
      <text:p text:style-name="P109"/>
      <text:p text:style-name="P111">Oh I just like him. He's fun to play music with especially. Whatcha gonna do now?”</text:p>
      <text:p text:style-name="P111"/>
      <text:p text:style-name="P47"><text:span text:style-name="T77">After a couple minutes of no response, I turned of</text:span><text:span text:style-name="T81">f my desk light and put my head in my knees. I was disappointed with my textual per</text:span><text:span text:style-name="T82">f</text:span><text:span text:style-name="T81">ormance and for having smoked weed in general. I laid in bed, </text:span><text:span text:style-name="T82">read some of my most re</text:span><text:span text:style-name="T83">cent journal and kept closing it bec</text:span><text:span text:style-name="T82">ause I felt so cringe. I</text:span><text:span text:style-name="T77"> looked at my phone, </text:span><text:span text:style-name="T82">ate</text:span><text:span text:style-name="T77"> a popsicle and wr</text:span><text:span text:style-name="T82">ote</text:span><text:span text:style-name="T77"> in my journal </text:span><text:span text:style-name="T80">until 8:25 when </text:span><text:span text:style-name="T82">Hannah</text:span><text:span text:style-name="T80"> wrote back, an hour-and-a-half later, saying, “</text:span><text:span text:style-name="T77">That's cool! I'm just resting a lot, I had work today”</text:span></text:p>
      <text:p text:style-name="P107"/>
      <text:p text:style-name="P47"><text:span text:style-name="T77">While my head </text:span><text:span text:style-name="T81">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77"><text:s text:c="3"/>I feel like a mess but I also know I’m trying. </text:span><text:span text:style-name="T81">That exchange probably didn’t go as poorly as I think it did, but I would be more——</text:span><text:span text:style-name="T82">T</text:span><text:span text:style-name="T81">he world would be a better place if I just kept things plain and honest and kind. . .</text:span><text:span text:style-name="T83">I laid in bed, sent Hannah a reel, ate a popsicle and texted saying, "Good! I'm typing and eating like popsicles,” and then, “Not at exactly the same time”</text:span></text:p>
      <text:p text:style-name="P31"><text:span text:style-name="T83"><text:s text:c="3"/>She reacted to my post </text:span><text:span text:style-name="T84">and texted a half-hour later saying, “</text:span><text:span text:style-name="T83">Haha, sounds nice anyhow!”</text:span></text:p>
      <text:p text:style-name="P31"><text:span text:style-name="T83"><text:s text:c="3"/></text:span><text:span text:style-name="T84">I tried to go easy on myself, turned on my lamp and wrote in my journal at 9:54. . .</text:span><text:span text:style-name="T85">I got serious about transcribing and finished my 2021/2022 journal, then wrote in my 2024 journal at 11:13.</text:span></text:p>
      <text:p text:style-name="P116"/>
      <text:p text:style-name="P41">VII.XV</text:p>
      <text:p text:style-name="P117"/>
      <text:p text:style-name="P117">I slept in the far corner of my bed again and had had a Stephen King movie dream about an Ingles that was stealing things (including my car and drums) and running a secret manufacturing industry with the goods.</text:p>
      <text:p text:style-name="P11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8">/ / /</text:p>
      <text:p text:style-name="P119">. . .</text:p>
      <text:p text:style-name="P120"/>
      <text:p text:style-name="P121">I printed three pages of journals, put on my shoes &amp; hat, grabbed my bag, which already had my cup, then put my phone, wallet and journal inside. There was a pen in there already, too.</text:p>
      <text:p text:style-name="P121"><text:s text:c="3"/>I walked up to Kota Kai, ordered a drip Sumatra and read three days’ worth of entries, then started to write until 12:46. Gary Reckard sent me a DM saying, “hey, how ‘into’ a canoe/camping trip would you ‘be’?”</text:p>
      <text:p text:style-name="P43"><text:span text:style-name="T77">“</text:span><text:span text:style-name="T55">Pretty into I think!</text:span></text:p>
      <text:p text:style-name="P114">was thinking of trying to do </text:p>
      <text:p text:style-name="P114">soemthing like that, like Aug </text:p>
      <text:p text:style-name="P114">17-19, maybe Fontana, canoe </text:p>
      <text:p text:style-name="P114">out to an island camping spot</text:p>
      <text:p text:style-name="P114"/>
      <text:p text:style-name="P115">I happen to currently </text:p>
      <text:p text:style-name="P43"><text:span text:style-name="T55">have those days free!</text:span><text:span text:style-name="T77">”</text:span></text:p>
      <text:p text:style-name="P122"/>
      <text:p text:style-name="P42"><text:span text:style-name="T77">I have been meaning to say I woke up with the most powerful feeling of not worrying about anything. It could have been the reel, the </text:span><text:span text:style-name="T87">previous night of </text:span><text:span text:style-name="T77">beating myself up, the weird dream or the fact that it’s the first time I haven’t had an appointment in five days.</text:span></text:p>
      <text:p text:style-name="P121"><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77"><text:s text:c="3"/>I left, reminding myself of how unbothered I was and then immediately saw the parked Space Bug. I looked over to Odd’s; Hannah was waving at me, </text:span><text:span text:style-name="T87">so</text:span><text:span text:style-name="T77"> I went inside and said, “Check this out.” She was </text:span><text:soft-page-break/><text:span text:style-name="T77">sitting next to Sandra Bodson, who was way too excited to see me and talking more than I could talk to Hannah. </text:span><text:span text:style-name="T87">They were both very excited about my tape for cats.</text:span></text:p>
      <text:p text:style-name="P121"><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p>
      <text:p text:style-name="P121"><text:s text:c="3"/>She pointed at my coffee cup and I said I had been catching up on journal entries at Kota Kai, then told her about how I had just finished transcribing 2022. she was impressed and said, “Was that a hard year?”</text:p>
      <text:p text:style-name="P121"><text:s text:c="3"/>I didn’t want to bother her, so I said I was going to continue on, but warned her I might get a coffee on my way back. I sat in front of the library and wrote in my journal until 1:21.</text:p>
      <text:p text:style-name="P121"/>
      <text:p text:style-name="P123">. . .</text:p>
      <text:p text:style-name="P121"/>
      <text:p text:style-name="P124">I stopped in the shade at Izzy’s, checked my phone and saw that Melissa was good with an earlier Pony practice, so I updated my calendar and kept walking.</text:p>
      <text:p text:style-name="P44"><text:span text:style-name="T77"><text:s text:c="3"/>I realized at the next shady spot that that was not why I had checked my phone, so I looked at it again, going to Jackson Grimm’s Instagram page to see if there was a concert in Pritchard Park </text:span><text:span text:style-name="T87">later</text:span><text:span text:style-name="T77">——no post about it.</text:span></text:p>
      <text:p text:style-name="P124"><text:s text:c="3"/>I walked to Aldi, bought grapes, bananas and two cans of peas for $5.77, then walked slowly back toward Odd’s. Hannah &amp; Sandra were still at their table by the window, so I went inside to find them gesturing at me, saying, “Like this guy.”</text:p>
      <text:p text:style-name="P124"><text:soft-page-break/><text:s text:c="3"/>Sandra said, “I would never!”</text:p>
      <text:p text:style-name="P124"><text:s text:c="3"/>“What about me?”</text:p>
      <text:p text:style-name="P44"><text:span text:style-name="T77"><text:s text:c="3"/>Hannah said I would be good for practicing her taekwondo o</text:span><text:span text:style-name="T87">n.</text:span><text:span text:style-name="T77"> I agreed, </text:span><text:span text:style-name="T87">then</text:span><text:span text:style-name="T86"> ordered a latte, asked if I could join them, sat and wrote in my journal until 2:17.</text:span></text:p>
      <text:p text:style-name="P125"/>
      <text:p text:style-name="P12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45"><text:span text:style-name="T77"><text:s text:c="3"/>Hannah said </text:span><text:span text:style-name="T87">cutely</text:span><text:span text:style-name="T77">, “Whatcha doin’?”</text:span></text:p>
      <text:p text:style-name="P126"><text:s text:c="3"/>“Getting a little more espresso!”</text:p>
      <text:p text:style-name="P126"><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77"><text:s text:c="3"/>I walked out the rear garage door, down the steps, across Sand Hill, through the Wells Fargo parking lot, down </text:span><text:span text:style-name="T87">V</text:span><text:span text:style-name="T77">ermont, across Vance Crescent, down Brevard, up my porch and into my house. Erica was listening to piano music in the basement. I kicked off my shoes, put away my groceries, hung up my bag and hat, sat at my computer and wrote in my journal until 3:</text:span><text:span text:style-name="T87">52</text:span><text:span text:style-name="T77">.</text:span></text:p>
      <text:p text:style-name="P126"/>
      <text:p text:style-name="P128"/>
      <text:p text:style-name="P128">/ / /</text:p>
      <text:p text:style-name="P127"/>
      <text:p text:style-name="P128">. . .</text:p>
      <text:p text:style-name="P126"/>
      <text:p text:style-name="P129">I experimented with booting my Mint OS from my Chromebook, which would have been more complicated than expected. Fwuit got a text from Melissa asking if we could take their Purple Onion gig on the 27<text:span text:style-name="T103">th</text:span>, and I reminded her we had a LaZoom gig that day. She said she would reach out to Hannah, and I warned her that Hannah was already stressed about having three gigs that week.</text:p>
      <text:p text:style-name="P129"><text:s text:c="3"/>I texted Hannah, warning her of the incoming text and my lack of availability. She said, “I can't! Too much”</text:p>
      <text:p text:style-name="P12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9"><text:s text:c="3"/>I did one or two entries from that and wrote in my journal at 5:28. . .<text:span text:style-name="T105">I struggled to convert my bed back into a futon, put on the cat sitting video, immediately realized it was not at all for humans and wrote in my journal at 6:04. . .</text:span><text:span text:style-name="T106">I took a bath, shaved, started Very Bad Things and eventually decided it was too stressful, so I switched off the TV and meditated for a minute until deciding to write in my journal at 9:20.</text:span></text:p>
      <text:p text:style-name="P129"/>
      <text:p text:style-name="P130"/>
      <text:p text:style-name="P130"/>
      <text:p text:style-name="P130"/>
      <text:p text:style-name="P130"/>
      <text:p text:style-name="P130"/>
      <text:p text:style-name="P131"><text:soft-page-break/>V.XVI</text:p>
      <text:p text:style-name="P130"><text:span text:style-name="T77"/></text:p>
      <text:p text:style-name="P130"><text:span text:style-name="T77">I woke at nine to the sound of the garbage truck, played Wordle (DECOY in four,) scrolled on my phone, took a swig of Coke from the fridge and wrote in my journal at 9:43.</text:span></text:p>
      <text:p text:style-name="P130"><text:span text:style-name="T77"/></text:p>
      <text:p text:style-name="P132"><text:span text:style-name="T77">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span></text:p>
      <text:p text:style-name="P133"><text:span text:style-name="T77"><text:s text:c="3"/>Now that I’m awake, I still feel like isolating myself. I don’t yet want coffee and I’m not sure what to do with my day. Until 530. I will let it unfold patiently and compassionately. . .</text:span><text:span text:style-name="T88">I went back to the futon until journal, 10:34. . .</text:span><text:span text:style-name="T89">I wallowed, made a tiny coffee, wallowed, packed for Scott’s and cleaned off the living room table.</text:span></text:p>
      <text:p text:style-name="P133"><text:span text:style-name="T8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0">I took a fake nap, brushed my teeth and wrote in my journal at 2:09. . .</text:span><text:span text:style-name="T91">I scrolled, brushed my teeth, packed my messenger bag, made a naan sandwich, did the dishes and wrote in my journal until 2:5</text:span><text:span text:style-name="T93">4</text:span><text:span text:style-name="T91">.</text:span></text:p>
      <text:p text:style-name="P133"><text:span text:style-name="T90"/></text:p>
      <text:p text:style-name="P134"><text:soft-page-break/><text:span text:style-name="T90">H</text:span><text:span text:style-name="T77">ere’s me trying to make sense of things since Hannah got home from tour:</text:span></text:p>
      <text:p text:style-name="P134"><text:span text:style-name="T77"><text:s text:c="3"/>Tuesday, we talked about going for a walk. It turned into eating pizza at the LaZoom photo shoot, going on the fake tour, taking a walk, going to Harris Teeter, dropping me off at my house so I could return her book.</text:span></text:p>
      <text:p text:style-name="P134"><text:span text:style-name="T77"><text:s text:c="3"/>We sent lots of reels on Wednesday and went on separate hikes.</text:span></text:p>
      <text:p text:style-name="P134"><text:span text:style-name="T77"><text:s text:c="3"/>Thursday, I met her for lunch downtown. I also took her to the Smingles before they closed.</text:span></text:p>
      <text:p text:style-name="P134"><text:span text:style-name="T77"><text:s text:c="3"/>Friday, I took her to get her car. I met her at her show that night and she gave me a ride to the west side.</text:span></text:p>
      <text:p text:style-name="P134"><text:span text:style-name="T77"><text:s text:c="3"/>Saturday, </text:span><text:span text:style-name="T91">we texted a little at night.</text:span></text:p>
      <text:p text:style-name="P134"><text:span text:style-name="T91"><text:s text:c="3"/>Sunday was the Charming Wyndham remark.</text:span></text:p>
      <text:p text:style-name="P134"><text:span text:style-name="T91"><text:s text:c="3"/>Monday, I ran into her at Odd’s.</text:span></text:p>
      <text:p text:style-name="P134"><text:span text:style-name="T91"><text:s text:c="3"/>It is now Tuesday, and I have felt the need to not reach out. </text:span><text:span text:style-name="T92">I think she’s just stressed/depressed. </text:span><text:span text:style-name="T94">I bet she’s also working.</text:span></text:p>
      <text:p text:style-name="P134"><text:span text:style-name="T94"/></text:p>
      <text:p text:style-name="P135"><text:span text:style-name="T94">. . .</text:span></text:p>
      <text:p text:style-name="P135"><text:span text:style-name="T94"/></text:p>
      <text:p text:style-name="P136"><text:span text:style-name="T94">I </text:span><text:span text:style-name="T77">put on my shoes/hat, packed my bag with phone, wallet, walked to Kota Kai, ordered a latte and drank it on the couch. I started liking messages that people had sent me days prior and, at 3:28, Hannah responded to my text, saying, “Oh my. How mediocre was it?”</text:span></text:p>
      <text:p text:style-name="P136"><text:span text:style-name="T77"><text:s text:c="3"/>I told her how it was a senseless murder movie. Then we exchanged silly banter and a couple reels. My mood was greatly improved, so I walked home, tossing my cup in the air, and wrote in my journal until 4:</text:span><text:span text:style-name="T96">31</text:span><text:span text:style-name="T77">.</text:span></text:p>
      <text:p text:style-name="P136"><text:span text:style-name="T77"/></text:p>
      <text:p text:style-name="P136"><text:soft-page-break/><text:span text:style-name="T77">What has changed? Nothing. It doesn’t mean she wants to date me or that she’s not seeing somebody else. It’s infuriating that my mood and motivation can be so tied to whether she responds to me or not. Let’s not go assuming I have motivation, but I do feel a million times better.</text:span></text:p>
      <text:p text:style-name="P136"><text:span text:style-name="T77"><text:s text:c="3"/></text:span><text:span text:style-name="T9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36"><text:span text:style-name="T95"><text:s text:c="3"/>It is crucial for me to remember that her silliness comes in wa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6T16:32:06.580090986</dc:date>
    <meta:editing-duration>P9DT7H19M31S</meta:editing-duration>
    <meta:editing-cycles>283</meta:editing-cycles>
    <meta:generator>LibreOffice/7.3.7.2$Linux_X86_64 LibreOffice_project/30$Build-2</meta:generator>
    <meta:print-date>2024-07-15T11:54:08.897441296</meta:print-date>
    <meta:document-statistic meta:table-count="0" meta:image-count="0" meta:object-count="0" meta:page-count="29" meta:paragraph-count="260" meta:word-count="7205" meta:character-count="37714" meta:non-whitespace-character-count="30426"/>
  </office:meta>
</office:document-meta>
</file>